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7f348" officeooo:paragraph-rsid="000e27eb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c13af" officeooo:paragraph-rsid="00069ec6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aafe" officeooo:paragraph-rsid="000faaf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86e7" officeooo:paragraph-rsid="001086e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0b6a4" officeooo:paragraph-rsid="00069ec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0b6a4" officeooo:paragraph-rsid="0010b6a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7a99" officeooo:paragraph-rsid="0010b6a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17a99" officeooo:paragraph-rsid="00117a9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c06f" officeooo:paragraph-rsid="0011c06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1302" officeooo:paragraph-rsid="0012130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17a99" officeooo:paragraph-rsid="00117a99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officeooo:rsid="00104afb" officeooo:paragraph-rsid="00069ec6" style:font-size-asian="12pt" style:font-size-complex="12pt"/>
    </style:style>
    <style:style style:name="P13" style:family="paragraph" style:parent-style-name="Standard">
      <style:text-properties fo:font-size="16pt" fo:font-weight="bold" officeooo:rsid="00069ec6" officeooo:paragraph-rsid="00069ec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4cf95" officeooo:paragraph-rsid="000b567b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04cf95" officeooo:paragraph-rsid="000e27eb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04cf95" officeooo:paragraph-rsid="00069ec6"/>
    </style:style>
    <style:style style:name="P17" style:family="paragraph" style:parent-style-name="Standard">
      <style:text-properties officeooo:rsid="00104afb" officeooo:paragraph-rsid="00069ec6"/>
    </style:style>
    <style:style style:name="P18" style:family="paragraph" style:parent-style-name="Standard">
      <style:text-properties officeooo:rsid="0010d442" officeooo:paragraph-rsid="00069ec6"/>
    </style:style>
    <style:style style:name="P19" style:family="paragraph" style:parent-style-name="Standard">
      <style:text-properties fo:font-weight="bold" officeooo:rsid="00132e37" officeooo:paragraph-rsid="00069ec6" style:font-weight-asian="bold" style:font-weight-complex="bold"/>
    </style:style>
    <style:style style:name="P20" style:family="paragraph" style:parent-style-name="Standard">
      <style:text-properties officeooo:rsid="00069ec6" officeooo:paragraph-rsid="00069ec6"/>
    </style:style>
    <style:style style:name="P21" style:family="paragraph" style:parent-style-name="Standard">
      <style:text-properties officeooo:rsid="001451e8" officeooo:paragraph-rsid="00069ec6"/>
    </style:style>
    <style:style style:name="P22" style:family="paragraph" style:parent-style-name="Standard">
      <style:text-properties fo:font-size="12pt" fo:font-weight="normal" officeooo:rsid="000b567b" officeooo:paragraph-rsid="000e27e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b567b" officeooo:paragraph-rsid="0008544d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e27eb" officeooo:paragraph-rsid="000b567b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e27eb" officeooo:paragraph-rsid="000e27e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77b03" officeooo:paragraph-rsid="00177b0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082143" officeooo:paragraph-rsid="00069ec6" style:font-size-asian="12pt" style:font-weight-asian="bold" style:font-size-complex="12pt" style:font-weight-complex="bold"/>
    </style:style>
    <style:style style:name="P28" style:family="paragraph" style:parent-style-name="Standard">
      <style:text-properties fo:font-weight="bold" officeooo:rsid="00132e37" officeooo:paragraph-rsid="00069ec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2143" style:font-weight-asian="bold" style:font-weight-complex="bold"/>
    </style:style>
    <style:style style:name="T3" style:family="text">
      <style:text-properties officeooo:rsid="00069ec6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69ec6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069e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b567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ca1b1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d397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e27eb" style:font-size-asian="12pt" style:font-weight-asian="normal" style:font-size-complex="12pt" style:font-weight-complex="normal"/>
    </style:style>
    <style:style style:name="T11" style:family="text">
      <style:text-properties fo:font-size="12pt" officeooo:rsid="00069ec6" style:font-size-asian="12pt" style:font-size-complex="12pt"/>
    </style:style>
    <style:style style:name="T12" style:family="text">
      <style:text-properties fo:font-size="12pt" officeooo:rsid="0008544d" style:font-size-asian="12pt" style:font-size-complex="12pt"/>
    </style:style>
    <style:style style:name="T13" style:family="text">
      <style:text-properties officeooo:rsid="000e57ad"/>
    </style:style>
    <style:style style:name="T14" style:family="text">
      <style:text-properties officeooo:rsid="00082143"/>
    </style:style>
    <style:style style:name="T15" style:family="text">
      <style:text-properties officeooo:rsid="0008544d"/>
    </style:style>
    <style:style style:name="T16" style:family="text">
      <style:text-properties officeooo:rsid="001086e7"/>
    </style:style>
    <style:style style:name="T17" style:family="text">
      <style:text-properties officeooo:rsid="0010b6a4"/>
    </style:style>
    <style:style style:name="T18" style:family="text">
      <style:text-properties officeooo:rsid="00117a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sinformación: Planificación, maquetación <text:span text:style-name="T15">y funcionalidad</text:span></text:p>
      <text:p text:style-name="P13"/>
      <text:p text:style-name="P14"><text:span text:style-name="T12">Planificación</text:span><text:span text:style-name="T11">: </text:span><text:span text:style-name="T7">Plazo </text:span><text:span text:style-name="T10">1 mes</text:span><text:span text:style-name="T7">, objetivos </text:span><text:span text:style-name="T10">por semanas</text:span><text:span text:style-name="T7">:</text:span></text:p>
      <text:p text:style-name="P22"><text:tab/></text:p>
      <text:p text:style-name="P15"><text:span text:style-name="T7">1: <text:s text:c="2"/></text:span><text:span text:style-name="T8">R</text:span><text:span text:style-name="T7">ecolectar información <text:s/>para las noticias, </text:span><text:span text:style-name="T9">diseñar template</text:span><text:span text:style-name="T7">.</text:span></text:p>
      <text:p text:style-name="P14"><text:span text:style-name="T7">2: <text:s text:c="2"/></text:span><text:span text:style-name="T9">C</text:span><text:span text:style-name="T7">rear documentos json </text:span><text:span text:style-name="T9">y scripts de carga.</text:span></text:p>
      <text:p text:style-name="P14"><text:span text:style-name="T10">3:</text:span><text:span text:style-name="T9"> <text:s text:c="3"/>Aplicar estilos, scripts animaciones.</text:span></text:p>
      <text:p text:style-name="P24">4: <text:s text:c="3"/>rss, opengraph</text:p>
      <text:p text:style-name="P23"><text:tab/></text:p>
      <text:p text:style-name="P16"><text:span text:style-name="T5">Descripción: </text:span><text:span text:style-name="T6">P</text:span><text:span text:style-name="T3">ágina de noticias de diversas temáticas.</text:span></text:p>
      <text:p text:style-name="P16"/>
      <text:p text:style-name="P21"><text:span text:style-name="T4">Estructura de páginas HTML: </text:span><text:span text:style-name="T3">La web se plantea como una SPA (single page application) en la que los elementos del contenido son cargados dinámicamente. <text:s/></text:span></text:p>
      <text:p text:style-name="P16"/>
      <text:p text:style-name="P20"><text:span text:style-name="T4">Tipo de usuarios: </text:span><text:span text:style-name="T13">El sitio tendrá dos tipos de usuario, los usuarios que acudan a la página </text:span>directamente<text:span text:style-name="T13">, y lectores rss </text:span>que facilitarán la difusión del contenido a otras páginas.</text:p>
      <text:p text:style-name="P27"/>
      <text:p text:style-name="P12"><text:span text:style-name="T2">Requisitos funcionales</text:span><text:span text:style-name="T1">: </text:span></text:p>
      <text:p text:style-name="P17"/>
      <text:p text:style-name="P18">- <text:span text:style-name="T14">Visualizar <text:s/>el resumen de artículos informativos acompañado de una imágen.</text:span></text:p>
      <text:p text:style-name="P17"/>
      <text:p text:style-name="P17">- <text:span text:style-name="T14">Expandir cada artículo presionando el título del artículo o un link <text:s/>“leer más”.</text:span></text:p>
      <text:p text:style-name="P17"/>
      <text:p text:style-name="P17">-<text:span text:style-name="T14">Cargar más resúmenes al desplazarse hasta el final de la página y al apretar un botón “más noticias”.</text:span></text:p>
      <text:p text:style-name="P17"/>
      <text:p text:style-name="P17">-<text:span text:style-name="T14">Navegar por el menú:</text:span></text:p>
      <text:p text:style-name="P17"><text:tab/>-<text:span text:style-name="T14">Volver a la página de inicio.</text:span></text:p>
      <text:p text:style-name="P17"><text:tab/>-<text:span text:style-name="T14">Acceder a las noticias agrupadas por categorías.</text:span></text:p>
      <text:p text:style-name="P17"><text:tab/>-<text:span text:style-name="T14">Acceder a un articulo de forma aleatoria.</text:span></text:p>
      <text:p text:style-name="P17"/>
      <text:p text:style-name="P17">-<text:span text:style-name="T14">Volver al inicio desde el footer.</text:span></text:p>
      <text:p text:style-name="P17"/>
      <text:p text:style-name="P17">-<text:span text:style-name="T14">Compartir el sitio y los artículos en redes sociales y a través de un feed.</text:span></text:p>
      <text:p text:style-name="P17"/>
      <text:p text:style-name="P19">Detalles de implementación</text:p>
      <text:p text:style-name="P19"/>
      <text:p text:style-name="P25">Aunque ha resultado útil ordenar los objetivos, los tiempos de realización no se han ajustado a la planificación marcada. </text:p>
      <text:p text:style-name="P1"/>
      <text:p text:style-name="P4">Todo el contenido ha excepción de las cabeceras y la publicidad es cargado <text:span text:style-name="T17">y remplazado</text:span> dinámicamente.</text:p>
      <text:p text:style-name="P1"/>
      <text:p text:style-name="P3">Los links a cad<text:span text:style-name="T16">a </text:span>artículo <text:span text:style-name="T16">expandido</text:span> son generados por <text:span text:style-name="T16">querys en las URL lo que permite construir las vistas al compartirlos en redes sociales y a través del feed. Barajé la posibilidad de utilizar diferentes rutas para cada uno, pero me pareció más laborioso de implementar. </text:span></text:p>
      <text:p text:style-name="P3"/>
      <text:p text:style-name="P2"><text:span text:style-name="T16">Para hacer el diseño responsive he utilizado tanto clases de Bootstrap 4 como media queries</text:span>.</text:p>
      <text:p text:style-name="P5"/>
      <text:p text:style-name="P6">La opción random utiliza arrays numéricos con índices representando las páginas json y las noticias dentro de cada uno. Espera que las páginas tengan el mismo número de noticias .</text:p>
      <text:p text:style-name="P5"/>
      <text:p text:style-name="P8"><text:soft-page-break/>La selección de información fue un tanto arbitraria haciendo una “búsqueda relacionada” acerca de lo falso.</text:p>
      <text:p text:style-name="P8"/>
      <text:p text:style-name="P10">Para hacer el feed dinámicamente he utilizado la librería jackson de java para convertir los json a objetos de la clase noticia y luego he utilizado otra librería externa para introducir las propiedades en su correspondiente etiqueta del rss. </text:p>
      <text:p text:style-name="P8"/>
      <text:p text:style-name="P11">Posibilidades de mejora: </text:p>
      <text:p text:style-name="P11"/>
      <text:p text:style-name="P6">La categorización por tags no se ha podido implementar por falta de tiempo, pero el diseño pasaría por añadir una etiqueta a cada noticia con las diferentes categorías, que tras ser procesada<text:span text:style-name="T18">s</text:span> sirvieran como filtro para la carga. </text:p>
      <text:p text:style-name="P7"/>
      <text:p text:style-name="P9">La opción random debería almacenar los artículos mostrados para recorrer el set de artículos sin repeticiones.</text:p>
      <text:p text:style-name="P6"/>
      <text:p text:style-name="P26">Sustituir los links de todos los enlaces de compartir por los correspondientes.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2:11:36.498061220</meta:creation-date>
    <dc:date>2018-05-26T01:41:40.894468599</dc:date>
    <meta:editing-duration>PT28M1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40" meta:character-count="2798" meta:non-whitespace-character-count="2363"/>
  </office:meta>
</office:document-meta>
</file>